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2" style:family="paragraph" style:parent-style-name="Standard">
      <style:paragraph-properties fo:line-height="200%" fo:text-align="start" style:justify-single-word="false"/>
      <style:text-properties fo:color="#ffffff" loext:opacity="100%" style:font-name="PT Mono" fo:font-size="8pt" fo:font-style="normal" fo:font-weight="normal" officeooo:rsid="03400759" officeooo:paragraph-rsid="0340075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line-height="200%"/>
      <style:text-properties fo:color="#ffffff" loext:opacity="100%" style:font-name="PT Mono" fo:font-size="8pt" officeooo:paragraph-rsid="0333840f" fo:background-color="transparent" style:font-size-asian="8pt" style:font-size-complex="8pt"/>
    </style:style>
    <style:style style:name="P4" style:family="paragraph" style:parent-style-name="Standard" style:master-page-name="First_20_Page">
      <style:paragraph-properties fo:line-height="200%" fo:text-align="start" style:justify-single-word="false" style:page-number="auto"/>
      <style:text-properties fo:color="#ffffff" loext:opacity="100%" style:font-name="PT Mono" fo:font-size="8pt" fo:font-weight="bold" officeooo:rsid="03400759" officeooo:paragraph-rsid="03400759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line-height="200%"/>
      <style:text-properties fo:color="#ffffff" loext:opacity="100%" style:font-name="PT Mono" fo:font-size="8pt" fo:font-weight="bold" officeooo:rsid="03407d13" officeooo:paragraph-rsid="03407d13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paragraph-properties fo:line-height="200%" fo:break-before="page"/>
      <style:text-properties fo:color="#ffffff" loext:opacity="100%" style:font-name="PT Mono" fo:font-size="8pt" fo:font-weight="bold" officeooo:rsid="03526a11" officeooo:paragraph-rsid="03526a11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paragraph-properties fo:line-height="200%"/>
      <style:text-properties fo:color="#ffffff" loext:opacity="100%" style:font-name="PT Mono" fo:font-size="8pt" fo:font-style="normal" fo:font-weight="normal" officeooo:rsid="03526a11" officeooo:paragraph-rsid="03526a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officeooo:rsid="03400759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3400759" style:font-style-asian="normal" style:font-style-complex="normal"/>
    </style:style>
    <style:style style:name="T5" style:family="text">
      <style:text-properties fo:font-style="normal" officeooo:rsid="03407d13" style:font-style-asian="normal" style:font-style-complex="normal"/>
    </style:style>
    <style:style style:name="T6" style:family="text">
      <style:text-properties fo:font-style="normal" officeooo:rsid="03526a11" style:font-style-asian="normal" style:font-style-complex="normal"/>
    </style:style>
    <style:style style:name="T7" style:family="text">
      <style:text-properties officeooo:rsid="03526a11"/>
    </style:style>
    <style:style style:name="T8" style:family="text">
      <style:text-properties officeooo:rsid="032dc9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Draft</text:span><text:span text:style-name="T3"> </text:span><text:span text:style-name="T6">2</text:span><text:span text:style-name="T3">.</text:span><text:span text:style-name="T6">0</text:span></text:p>
      <text:p text:style-name="P2">Started <text:span text:style-name="T7">3</text:span>/<text:span text:style-name="T7">26</text:span>/2<text:span text:style-name="T7">5</text:span></text:p>
      <text:p text:style-name="P5"><text:span text:style-name="T4"/></text:p>
      <text:p text:style-name="P6"><text:span text:style-name="T3">3/26</text:span></text:p>
      <text:p text:style-name="P3"><text:span text:style-name="T2"/></text:p>
      <text:p text:style-name="P7"><text:span text:style-name="T8">I </text:span>had realized that writing a memoir wasn’t going to come across as readible to me. The task of trying to tell things in chronological order was too unreliable, and I don’t trust myself to choose what parts are interesting/important.</text:p>
      <text:p text:style-name="P7"><text:s text:c="3"/>With winter coming to an end, I was starting to feel like I wasn’t using my days wisely enough. I knew I wanted to try telling a story that was framed inside a long walk, but the idea came to me during a panic bath that there could be another person with me, someone that could ask questions in order of curiosity.</text:p>
      <text:p text:style-name="P7"><text:s text:c="3"/>I set off for Battle Cat and gave Edwin a call. He didn’t answer, but texted back right away, saying, “Heather’s giving a massage in her studio so I gotta stay quiet. What’s up?” I told him my idea but his interest seemed vague, ended with “I’m open to creative solutions.”</text:p>
      <text:p text:style-name="P7"><text:soft-page-break/><text:s text:c="3"/>The following morning at 9:30, I wrote him back saying, “Well, I hope we can figure something out before I convince myself it’s a stupid idea!”</text:p>
      <text:p text:style-name="P7"><text:s text:c="3"/>I wrote in my journal, got dressed, decided to set off on a long walk downtown, got to the end of my street, realized I was too cold, turned around, got in bed and took a nap until 12:30.</text:p>
      <text:p text:style-name="P7"><text:s text:c="3"/>I got up again, still mostly dressed, walked to Izzy’s, ordered an Americano, went upstairs, discovered that their upper deck was open for seating, sat down, wrote in my journal.</text:p>
      <text:p text:style-name="P7"><text:s text:c="3"/>I picked up my phone to text Edwin something like, “I should have just asked if you wanted to hang out, have a walk,” but the phone rang. Amber Lyle Sims was calling me. I answered, but no sound came through, so I texted back, saying, “Did you mean to call me?”</text:p>
      <text:p text:style-name="P7"><text:s text:c="3"/>She said, “I just told one of my baby spiders, Rust, to drink the water, and then my Siri was like ‘call Ross,’ and I was like, ‘<text:span text:style-name="T1">NO BITCH,</text:span>’ but thank God it was you and not some weird ex or something.</text:p>
      <text:p text:style-name="P7"><text:s text:c="3"/>AirPods, amirite?”</text:p>
      <text:p text:style-name="P7"><text:soft-page-break/><text:s text:c="3"/>I said, “Yeah that’s pretty crazy. I was just about to ask my old friend Edwin if he wanted to go on a walk and ask me questions about the history of Holy Ghost so I could turn it into a book but maybe you’d rather do that instead? I was planning on leaving the interview character anonymous.”</text:p>
      <text:p text:style-name="P7"><text:s text:c="3"/>Part of me thinks I just want the attention of being interviewedc, but they say we must incorporate our shadow selves.</text:p>
      <text:p text:style-name="P7"/>
      <text:p text:style-name="P7">I decided to walk home, make some lunch, but, as I was passing the library, thought I should look for <text:span text:style-name="T1">Lennon Remembers</text:span>. Hannah called right as I went inside, so I went back out, sat in a sunny patch of grass at the church, talked to her. She was going on a walk around downtown Hendersonville, finding dogs to pet.</text:p>
      <text:p text:style-name="P7"><text:s text:c="3"/>When I hung up the phone, a guy drove by who hollered, “You’re doing it right!” I decided to go get a sandwich but first popped into the library to write in my journ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4</text:page-number><text:bookmark-end text:name="PageNumWizard_FOOTER_Default Page Style3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5-03-26T15:24:40.069070863</dc:date>
    <meta:editing-duration>P65DT1H57M35S</meta:editing-duration>
    <meta:editing-cycles>705</meta:editing-cycles>
    <meta:generator>LibreOffice/24.2.5.2$MacOSX_X86_64 LibreOffice_project/bffef4ea93e59bebbeaf7f431bb02b1a39ee8a59</meta:generator>
    <meta:print-date>2024-11-08T19:28:51.123612975</meta:print-date>
    <meta:document-statistic meta:table-count="0" meta:image-count="0" meta:object-count="0" meta:page-count="4" meta:paragraph-count="17" meta:word-count="523" meta:character-count="2763" meta:non-whitespace-character-count="2224"/>
  </office:meta>
</office:document-meta>
</file>